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12.2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hange_request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.No </text:p>
          </table:table-cell>
          <table:table-cell table:style-name="ce1" office:value-type="string">
            <text:p>Wo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yment table "created date" column adde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yment mode default “RazorPay” updated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otes Shown timing chang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rowser Favicon soluti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emoval condition authentication remov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TP template update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BA user creation [99999xxxxx]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nk Mail Template change and integratio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-Mail ID verification redirec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ntent response filter for user vot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Home content response vote hiding for guest use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pprove and Remove content api response change [count]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Email_ID verification mail sending during upload cont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hange column timespent – changes done in SignIN <text:s/>API , Logout API 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Filter change Artistic , Hof filter changes , Rank filter chang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rofiles get API Change request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PI response change request (HOF, ARTISTIC, RANK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HOF , RANK, Artistic API change request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fficient algorithm for home content loading.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ank calculation validation (null district, state )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chedule end_date change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HOF , RANK calculation timing change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HOF , RANK mail sent timing chang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chedule end_date based validation change 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ail Template change &amp; Email id validation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Total</text:p>
          </table:table-cell>
          <table:table-cell table:style-name="ce3" office:value-type="string">
            <text:p>106hrs</text:p>
          </table:table-cell>
        </table:table-row>
        <table:table-row table:style-name="ro2" table:number-rows-repeated="104854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g_fix" table:style-name="ta1" table:print="false"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S.No <text:s/></text:p>
          </table:table-cell>
          <table:table-cell table:style-name="ce1" office:value-type="string">
            <text:p>Wo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file picture change issue fi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mbership &amp; Upload limit issue fi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ntent loading Algorithm fix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lock chain table issue fix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tent delete mail recipient changed from rejector to content us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ail message update/fi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iked content retrieve 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inner API timing fix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er getContent issue fi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User profile update issue fi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UP membership upload limit fi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pload limit mail negative issue fi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2020/03/18</text:date>, <text:time>16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9:45:54.51</meta:creation-date>
    <dc:date>2020-03-18T16:49:31.34</dc:date>
    <meta:editing-duration>PT1H15M11S</meta:editing-duration>
    <meta:editing-cycles>87</meta:editing-cycles>
    <meta:generator>OpenOffice/4.1.2$Win32 OpenOffice.org_project/412m3$Build-9782</meta:generator>
    <meta:document-statistic meta:table-count="2" meta:cell-count="80" meta:object-count="0"/>
  </office:meta>
</office:document-meta>
</file>